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T1" style:family="text">
      <style:text-properties fo:font-size="39pt" fo:font-style="italic" fo:font-weight="bold" style:font-size-asian="39pt" style:font-style-asian="italic" style:font-weight-asian="bold" style:font-size-complex="39pt" style:font-style-complex="italic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9" style:family="text">
      <style:text-properties fo:color="#dc2300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dc23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01cm" svg:y="2.372cm" presentation:class="subtitle" presentation:user-transformed="true">
          <draw:text-box>
            <text:p text:style-name="P1"><text:span text:style-name="T1">Evaluation of Pitch-Class Set Similarity Measures for Tonal Analysis</text:span></text:p>
            <text:p><text:span text:style-name="T2"/></text:p>
            <text:p><text:span text:style-name="T3">Nicholas Harley</text:span></text:p>
            <text:p><text:span text:style-name="T4">SMC</text:span><text:span text:style-name="T3"> </text:span><text:span text:style-name="T5">Masters Program</text:span></text:p>
            <text:p><text:span text:style-name="T4">(nick.harley01@upf.edu)</text:span></text:p>
            <text:p/>
            <text:p text:style-name="P2"><text:span text:style-name="T6">Supervisor</text:span>: <text:span text:style-name="T7">Agust</text:span><text:span text:style-name="T8">í</text:span><text:span text:style-name="T7">n Martorell</text:span></text:p>
            <text:p text:style-name="P2"/>
            <text:p text:style-name="P2"><text:span text:style-name="T6">Keywords</text:span>: tonality, visualisation, pitch-space, multi-dimensional scaling, str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2" draw:layer="layout" svg:width="24.639cm" svg:height="17.725cm" svg:x="1.681cm" svg:y="1.638cm" presentation:class="subtitle" presentation:user-transformed="true">
          <draw:text-box>
            <text:p text:style-name="P2"><text:span text:style-name="T9">Motivation:</text:span><text:span text:style-name="T6"> </text:span><text:span text:style-name="T10">More usual similarity measures for chords have no musical or perceptual relevance</text:span></text:p>
            <text:p text:style-name="P2"><text:span text:style-name="T6"/></text:p>
            <text:p text:style-name="P2"><text:span text:style-name="T9">Goal:</text:span> Characterise the analytical potential of several pitch-class set similarity measures for tonal analysis</text:p>
            <text:p text:style-name="P2"/>
            <text:p text:style-name="P2"><text:span text:style-name="T9">Methodology:</text:span> Examine and compare the implicit pitch-spaces (via MDS), create low-dimensional projections for visualisation, characterise the local stress <text:s/></text:p>
            <text:p text:style-name="P2"/>
            <text:p text:style-name="P2"><text:span text:style-name="T11">Evaluation:</text:span> Integrate with tonal analysis framework, perform case studies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</meta:initial-creator>
    <meta:creation-date>2013-12-11T08:17:23</meta:creation-date>
    <dc:date>2013-12-12T11:48:14</dc:date>
    <dc:creator>Nick </dc:creator>
    <meta:editing-duration>PT12H32M30S</meta:editing-duration>
    <meta:editing-cycles>5</meta:editing-cycles>
    <meta:generator>LibreOffice/3.5$Linux_X86_64 LibreOffice_project/350m1$Build-2</meta:generator>
    <meta:document-statistic meta:object-count="27"/>
  </office:meta>
</office:document-meta>
</file>